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28in"/>
    </style:style>
    <style:style style:name="co3" style:family="table-column">
      <style:table-column-properties fo:break-before="auto" style:column-width="1.039in"/>
    </style:style>
    <style:style style:name="co4" style:family="table-column">
      <style:table-column-properties fo:break-before="auto" style:column-width="1.0783in"/>
    </style:style>
    <style:style style:name="co5" style:family="table-column">
      <style:table-column-properties fo:break-before="auto" style:column-width="0.972in"/>
    </style:style>
    <style:style style:name="co6" style:family="table-column">
      <style:table-column-properties fo:break-before="auto" style:column-width="1.0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15-15-15</text:p>
          </table:table-cell>
          <table:table-cell office:value-type="string" calcext:value-type="string">
            <text:p>Makespan</text:p>
          </table:table-cell>
          <table:table-cell table:number-columns-repeated="4"/>
          <table:table-cell table:style-name="Default" office:value-type="string" calcext:value-type="string" table:number-columns-spanned="2" table:number-rows-spanned="1">
            <text:p>Improvement to mfcmTSP</text:p>
          </table:table-cell>
          <table:covered-table-cell table:style-name="Default"/>
          <table:table-cell table:style-name="Default"/>
        </table:table-row>
        <table:table-row table:style-name="ro1">
          <table:table-cell office:value-type="string" calcext:value-type="string">
            <text:p>instance id</text:p>
          </table:table-cell>
          <table:table-cell office:value-type="string" calcext:value-type="string">
            <text:p>mfcmTSP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ACO</text:p>
          </table:table-cell>
          <table:table-cell/>
          <table:table-cell table:style-name="Default" office:value-type="string" calcext:value-type="string">
            <text:p>MD-mfcmTSP</text:p>
          </table:table-cell>
          <table:table-cell table:style-name="Default" office:value-type="string" calcext:value-type="string">
            <text:p>MD-mfcmTSP*</text:p>
          </table:table-cell>
          <table:table-cell table:style-name="Default" office:value-type="string" calcext:value-type="string">
            <text:p>AC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1.65" calcext:value-type="float">
            <text:p>431.65</text:p>
          </table:table-cell>
          <table:table-cell office:value-type="float" office:value="372.96" calcext:value-type="float">
            <text:p>372.96</text:p>
          </table:table-cell>
          <table:table-cell office:value-type="float" office:value="301.13" calcext:value-type="float">
            <text:p>301.13</text:p>
          </table:table-cell>
          <table:table-cell table:number-columns-repeated="2"/>
          <table:table-cell table:formula="of:=([.$B3]-[.C3])/[.$B3]*100" office:value-type="float" office:value="13.5966639638596" calcext:value-type="float">
            <text:p>13.597</text:p>
          </table:table-cell>
          <table:table-cell table:formula="of:=([.$B3]-[.D3])/[.$B3]*100" office:value-type="float" office:value="30.2374609058265" calcext:value-type="float">
            <text:p>30.23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9.5" calcext:value-type="float">
            <text:p>429.5</text:p>
          </table:table-cell>
          <table:table-cell office:value-type="float" office:value="398.59" calcext:value-type="float">
            <text:p>398.59</text:p>
          </table:table-cell>
          <table:table-cell office:value-type="float" office:value="265.78" calcext:value-type="float">
            <text:p>265.78</text:p>
          </table:table-cell>
          <table:table-cell table:number-columns-repeated="2"/>
          <table:table-cell table:formula="of:=([.$B4]-[.C4])/[.$B4]*100" office:value-type="float" office:value="7.19674039580909" calcext:value-type="float">
            <text:p>7.197</text:p>
          </table:table-cell>
          <table:table-cell table:formula="of:=([.$B4]-[.D4])/[.$B4]*100" office:value-type="float" office:value="38.1187427240978" calcext:value-type="float">
            <text:p>38.11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2" calcext:value-type="float">
            <text:p>432</text:p>
          </table:table-cell>
          <table:table-cell office:value-type="float" office:value="346.95" calcext:value-type="float">
            <text:p>346.95</text:p>
          </table:table-cell>
          <table:table-cell office:value-type="float" office:value="261.74" calcext:value-type="float">
            <text:p>261.74</text:p>
          </table:table-cell>
          <table:table-cell table:number-columns-repeated="2"/>
          <table:table-cell table:formula="of:=([.$B5]-[.C5])/[.$B5]*100" office:value-type="float" office:value="19.6875" calcext:value-type="float">
            <text:p>19.688</text:p>
          </table:table-cell>
          <table:table-cell table:formula="of:=([.$B5]-[.D5])/[.$B5]*100" office:value-type="float" office:value="39.412037037037" calcext:value-type="float">
            <text:p>39.4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9.61" calcext:value-type="float">
            <text:p>919.61</text:p>
          </table:table-cell>
          <table:table-cell office:value-type="float" office:value="855.62" calcext:value-type="float">
            <text:p>855.62</text:p>
          </table:table-cell>
          <table:table-cell office:value-type="float" office:value="822.16" calcext:value-type="float">
            <text:p>822.16</text:p>
          </table:table-cell>
          <table:table-cell table:number-columns-repeated="2"/>
          <table:table-cell table:formula="of:=([.$B6]-[.C6])/[.$B6]*100" office:value-type="float" office:value="6.95838453257359" calcext:value-type="float">
            <text:p>6.958</text:p>
          </table:table-cell>
          <table:table-cell table:formula="of:=([.$B6]-[.D6])/[.$B6]*100" office:value-type="float" office:value="10.5968834614674" calcext:value-type="float">
            <text:p>10.59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6.26" calcext:value-type="float">
            <text:p>1136.26</text:p>
          </table:table-cell>
          <table:table-cell office:value-type="float" office:value="945.58" calcext:value-type="float">
            <text:p>945.58</text:p>
          </table:table-cell>
          <table:table-cell office:value-type="float" office:value="816.01" calcext:value-type="float">
            <text:p>816.01</text:p>
          </table:table-cell>
          <table:table-cell table:number-columns-repeated="2"/>
          <table:table-cell table:formula="of:=([.$B7]-[.C7])/[.$B7]*100" office:value-type="float" office:value="16.781370460986" calcext:value-type="float">
            <text:p>16.781</text:p>
          </table:table-cell>
          <table:table-cell table:formula="of:=([.$B7]-[.D7])/[.$B7]*100" office:value-type="float" office:value="28.1845704328235" calcext:value-type="float">
            <text:p>28.18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0.23" calcext:value-type="float">
            <text:p>830.23</text:p>
          </table:table-cell>
          <table:table-cell office:value-type="float" office:value="724.87" calcext:value-type="float">
            <text:p>724.87</text:p>
          </table:table-cell>
          <table:table-cell office:value-type="float" office:value="615.88" calcext:value-type="float">
            <text:p>615.88</text:p>
          </table:table-cell>
          <table:table-cell table:number-columns-repeated="2"/>
          <table:table-cell table:formula="of:=([.$B8]-[.C8])/[.$B8]*100" office:value-type="float" office:value="12.6904592703227" calcext:value-type="float">
            <text:p>12.690</text:p>
          </table:table-cell>
          <table:table-cell table:formula="of:=([.$B8]-[.D8])/[.$B8]*100" office:value-type="float" office:value="25.8181467786035" calcext:value-type="float">
            <text:p>25.81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4.14" calcext:value-type="float">
            <text:p>604.14</text:p>
          </table:table-cell>
          <table:table-cell office:value-type="float" office:value="475.59" calcext:value-type="float">
            <text:p>475.59</text:p>
          </table:table-cell>
          <table:table-cell office:value-type="float" office:value="451.55" calcext:value-type="float">
            <text:p>451.55</text:p>
          </table:table-cell>
          <table:table-cell table:number-columns-repeated="2"/>
          <table:table-cell table:formula="of:=([.$B9]-[.C9])/[.$B9]*100" office:value-type="float" office:value="21.2781805541762" calcext:value-type="float">
            <text:p>21.278</text:p>
          </table:table-cell>
          <table:table-cell table:formula="of:=([.$B9]-[.D9])/[.$B9]*100" office:value-type="float" office:value="25.2573906710365" calcext:value-type="float">
            <text:p>25.25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26.54" calcext:value-type="float">
            <text:p>4726.54</text:p>
          </table:table-cell>
          <table:table-cell office:value-type="float" office:value="4321.96" calcext:value-type="float">
            <text:p>4321.96</text:p>
          </table:table-cell>
          <table:table-cell office:value-type="float" office:value="3761.94" calcext:value-type="float">
            <text:p>3761.94</text:p>
          </table:table-cell>
          <table:table-cell table:number-columns-repeated="2"/>
          <table:table-cell table:formula="of:=([.$B10]-[.C10])/[.$B10]*100" office:value-type="float" office:value="8.55974983814799" calcext:value-type="float">
            <text:p>8.560</text:p>
          </table:table-cell>
          <table:table-cell table:formula="of:=([.$B10]-[.D10])/[.$B10]*100" office:value-type="float" office:value="20.4081632653061" calcext:value-type="float">
            <text:p>20.40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55.26" calcext:value-type="float">
            <text:p>3255.26</text:p>
          </table:table-cell>
          <table:table-cell office:value-type="float" office:value="2882.25" calcext:value-type="float">
            <text:p>2882.25</text:p>
          </table:table-cell>
          <table:table-cell office:value-type="float" office:value="2421.86" calcext:value-type="float">
            <text:p>2421.86</text:p>
          </table:table-cell>
          <table:table-cell table:number-columns-repeated="2"/>
          <table:table-cell table:formula="of:=([.$B11]-[.C11])/[.$B11]*100" office:value-type="float" office:value="11.4586853277465" calcext:value-type="float">
            <text:p>11.459</text:p>
          </table:table-cell>
          <table:table-cell table:formula="of:=([.$B11]-[.D11])/[.$B11]*100" office:value-type="float" office:value="25.6016416507437" calcext:value-type="float">
            <text:p>25.60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74.94" calcext:value-type="float">
            <text:p>2574.94</text:p>
          </table:table-cell>
          <table:table-cell office:value-type="float" office:value="2050.03" calcext:value-type="float">
            <text:p>2050.03</text:p>
          </table:table-cell>
          <table:table-cell office:value-type="float" office:value="1866.07" calcext:value-type="float">
            <text:p>1866.07</text:p>
          </table:table-cell>
          <table:table-cell table:number-columns-repeated="2"/>
          <table:table-cell table:formula="of:=([.$B12]-[.C12])/[.$B12]*100" office:value-type="float" office:value="20.3853293668979" calcext:value-type="float">
            <text:p>20.385</text:p>
          </table:table-cell>
          <table:table-cell table:formula="of:=([.$B12]-[.D12])/[.$B12]*100" office:value-type="float" office:value="27.5295735046254" calcext:value-type="float">
            <text:p>27.53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67.6" calcext:value-type="float">
            <text:p>1767.6</text:p>
          </table:table-cell>
          <table:table-cell office:value-type="float" office:value="1552.88" calcext:value-type="float">
            <text:p>1552.88</text:p>
          </table:table-cell>
          <table:table-cell office:value-type="float" office:value="1432.9" calcext:value-type="float">
            <text:p>1432.9</text:p>
          </table:table-cell>
          <table:table-cell table:number-columns-repeated="2"/>
          <table:table-cell table:formula="of:=([.$B13]-[.C13])/[.$B13]*100" office:value-type="float" office:value="12.1475446933695" calcext:value-type="float">
            <text:p>12.148</text:p>
          </table:table-cell>
          <table:table-cell table:formula="of:=([.$B13]-[.D13])/[.$B13]*100" office:value-type="float" office:value="18.9352794749943" calcext:value-type="float">
            <text:p>18.93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stance id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73.54" calcext:value-type="float">
            <text:p>2673.54</text:p>
          </table:table-cell>
          <table:table-cell office:value-type="float" office:value="2188.06" calcext:value-type="float">
            <text:p>2188.06</text:p>
          </table:table-cell>
          <table:table-cell office:value-type="float" office:value="1873.11" calcext:value-type="float">
            <text:p>1873.11</text:p>
          </table:table-cell>
          <table:table-cell table:number-columns-repeated="2"/>
          <table:table-cell table:formula="of:=([.$B16]-[.C16])/[.$B16]*100" office:value-type="float" office:value="18.1586959611601" calcext:value-type="float">
            <text:p>18.159</text:p>
          </table:table-cell>
          <table:table-cell table:formula="of:=([.$B16]-[.D16])/[.$B16]*100" office:value-type="float" office:value="29.9389573374627" calcext:value-type="float">
            <text:p>29.93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85.5" calcext:value-type="float">
            <text:p>2485.5</text:p>
          </table:table-cell>
          <table:table-cell office:value-type="float" office:value="2095.08" calcext:value-type="float">
            <text:p>2095.08</text:p>
          </table:table-cell>
          <table:table-cell office:value-type="float" office:value="1853.1" calcext:value-type="float">
            <text:p>1853.1</text:p>
          </table:table-cell>
          <table:table-cell table:number-columns-repeated="2"/>
          <table:table-cell table:formula="of:=([.$B17]-[.C17])/[.$B17]*100" office:value-type="float" office:value="15.7079058539529" calcext:value-type="float">
            <text:p>15.708</text:p>
          </table:table-cell>
          <table:table-cell table:formula="of:=([.$B17]-[.D17])/[.$B17]*100" office:value-type="float" office:value="25.4435727217864" calcext:value-type="float">
            <text:p>25.44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83.52" calcext:value-type="float">
            <text:p>2183.52</text:p>
          </table:table-cell>
          <table:table-cell office:value-type="float" office:value="2039.3" calcext:value-type="float">
            <text:p>2039.3</text:p>
          </table:table-cell>
          <table:table-cell office:value-type="float" office:value="1666.17" calcext:value-type="float">
            <text:p>1666.17</text:p>
          </table:table-cell>
          <table:table-cell table:number-columns-repeated="2"/>
          <table:table-cell table:formula="of:=([.$B18]-[.C18])/[.$B18]*100" office:value-type="float" office:value="6.60493148677365" calcext:value-type="float">
            <text:p>6.605</text:p>
          </table:table-cell>
          <table:table-cell table:formula="of:=([.$B18]-[.D18])/[.$B18]*100" office:value-type="float" office:value="23.693394152561" calcext:value-type="float">
            <text:p>23.69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14.16" calcext:value-type="float">
            <text:p>4414.16</text:p>
          </table:table-cell>
          <table:table-cell office:value-type="float" office:value="3958.37" calcext:value-type="float">
            <text:p>3958.37</text:p>
          </table:table-cell>
          <table:table-cell office:value-type="float" office:value="3578.02" calcext:value-type="float">
            <text:p>3578.02</text:p>
          </table:table-cell>
          <table:table-cell table:number-columns-repeated="2"/>
          <table:table-cell table:formula="of:=([.$B19]-[.C19])/[.$B19]*100" office:value-type="float" office:value="10.3256338691846" calcext:value-type="float">
            <text:p>10.326</text:p>
          </table:table-cell>
          <table:table-cell table:formula="of:=([.$B19]-[.D19])/[.$B19]*100" office:value-type="float" office:value="18.9422223027711" calcext:value-type="float">
            <text:p>18.94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64.31" calcext:value-type="float">
            <text:p>3364.31</text:p>
          </table:table-cell>
          <table:table-cell office:value-type="float" office:value="2960.25" calcext:value-type="float">
            <text:p>2960.25</text:p>
          </table:table-cell>
          <table:table-cell office:value-type="float" office:value="2499.17" calcext:value-type="float">
            <text:p>2499.17</text:p>
          </table:table-cell>
          <table:table-cell table:number-columns-repeated="2"/>
          <table:table-cell table:formula="of:=([.$B20]-[.C20])/[.$B20]*100" office:value-type="float" office:value="12.0101893107353" calcext:value-type="float">
            <text:p>12.010</text:p>
          </table:table-cell>
          <table:table-cell table:formula="of:=([.$B20]-[.D20])/[.$B20]*100" office:value-type="float" office:value="25.7152283826401" calcext:value-type="float">
            <text:p>25.715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15-20-20</text:p>
          </table:table-cell>
          <table:table-cell office:value-type="string" calcext:value-type="string">
            <text:p>Makespan</text:p>
          </table:table-cell>
          <table:table-cell table:number-columns-repeated="4"/>
          <table:table-cell office:value-type="string" calcext:value-type="string" table:number-columns-spanned="2" table:number-rows-spanned="1">
            <text:p>Improvement to mfcmTSP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instance id</text:p>
          </table:table-cell>
          <table:table-cell office:value-type="string" calcext:value-type="string">
            <text:p>mfcmTSP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ACO</text:p>
          </table:table-cell>
          <table:table-cell/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AC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8.95" calcext:value-type="float">
            <text:p>378.95</text:p>
          </table:table-cell>
          <table:table-cell office:value-type="float" office:value="362.44" calcext:value-type="float">
            <text:p>362.44</text:p>
          </table:table-cell>
          <table:table-cell office:value-type="float" office:value="265.71" calcext:value-type="float">
            <text:p>265.71</text:p>
          </table:table-cell>
          <table:table-cell table:number-columns-repeated="2"/>
          <table:table-cell table:formula="of:=([.$B26]-[.C26])/[.$B26]*100" office:value-type="float" office:value="4.35677530017152" calcext:value-type="float">
            <text:p>4.357</text:p>
          </table:table-cell>
          <table:table-cell table:formula="of:=([.$B26]-[.D26])/[.$B26]*100" office:value-type="float" office:value="29.8825702599288" calcext:value-type="float">
            <text:p>29.88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9.5" calcext:value-type="float">
            <text:p>429.5</text:p>
          </table:table-cell>
          <table:table-cell office:value-type="float" office:value="348.83" calcext:value-type="float">
            <text:p>348.83</text:p>
          </table:table-cell>
          <table:table-cell office:value-type="float" office:value="244.62" calcext:value-type="float">
            <text:p>244.62</text:p>
          </table:table-cell>
          <table:table-cell table:number-columns-repeated="2"/>
          <table:table-cell table:formula="of:=([.$B27]-[.C27])/[.$B27]*100" office:value-type="float" office:value="18.7823050058207" calcext:value-type="float">
            <text:p>18.782</text:p>
          </table:table-cell>
          <table:table-cell table:formula="of:=([.$B27]-[.D27])/[.$B27]*100" office:value-type="float" office:value="43.0454016298021" calcext:value-type="float">
            <text:p>43.0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6.82" calcext:value-type="float">
            <text:p>366.82</text:p>
          </table:table-cell>
          <table:table-cell office:value-type="float" office:value="315.04" calcext:value-type="float">
            <text:p>315.04</text:p>
          </table:table-cell>
          <table:table-cell office:value-type="float" office:value="254.95" calcext:value-type="float">
            <text:p>254.95</text:p>
          </table:table-cell>
          <table:table-cell table:number-columns-repeated="2"/>
          <table:table-cell table:formula="of:=([.$B28]-[.C28])/[.$B28]*100" office:value-type="float" office:value="14.1159151627501" calcext:value-type="float">
            <text:p>14.116</text:p>
          </table:table-cell>
          <table:table-cell table:formula="of:=([.$B28]-[.D28])/[.$B28]*100" office:value-type="float" office:value="30.4972466059648" calcext:value-type="float">
            <text:p>30.49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0.02" calcext:value-type="float">
            <text:p>910.02</text:p>
          </table:table-cell>
          <table:table-cell office:value-type="float" office:value="774.76" calcext:value-type="float">
            <text:p>774.76</text:p>
          </table:table-cell>
          <table:table-cell office:value-type="float" office:value="718.14" calcext:value-type="float">
            <text:p>718.14</text:p>
          </table:table-cell>
          <table:table-cell table:number-columns-repeated="2"/>
          <table:table-cell table:formula="of:=([.$B29]-[.C29])/[.$B29]*100" office:value-type="float" office:value="14.8634095953935" calcext:value-type="float">
            <text:p>14.863</text:p>
          </table:table-cell>
          <table:table-cell table:formula="of:=([.$B29]-[.D29])/[.$B29]*100" office:value-type="float" office:value="21.0852508736072" calcext:value-type="float">
            <text:p>21.08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1.62" calcext:value-type="float">
            <text:p>971.62</text:p>
          </table:table-cell>
          <table:table-cell office:value-type="float" office:value="805.34" calcext:value-type="float">
            <text:p>805.34</text:p>
          </table:table-cell>
          <table:table-cell office:value-type="float" office:value="760.69" calcext:value-type="float">
            <text:p>760.69</text:p>
          </table:table-cell>
          <table:table-cell table:number-columns-repeated="2"/>
          <table:table-cell table:formula="of:=([.$B30]-[.C30])/[.$B30]*100" office:value-type="float" office:value="17.1136864206171" calcext:value-type="float">
            <text:p>17.114</text:p>
          </table:table-cell>
          <table:table-cell table:formula="of:=([.$B30]-[.D30])/[.$B30]*100" office:value-type="float" office:value="21.7091043823717" calcext:value-type="float">
            <text:p>21.70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3.18" calcext:value-type="float">
            <text:p>743.18</text:p>
          </table:table-cell>
          <table:table-cell office:value-type="float" office:value="633.7" calcext:value-type="float">
            <text:p>633.7</text:p>
          </table:table-cell>
          <table:table-cell office:value-type="float" office:value="466.48" calcext:value-type="float">
            <text:p>466.48</text:p>
          </table:table-cell>
          <table:table-cell table:number-columns-repeated="2"/>
          <table:table-cell table:formula="of:=([.$B31]-[.C31])/[.$B31]*100" office:value-type="float" office:value="14.7312898624828" calcext:value-type="float">
            <text:p>14.731</text:p>
          </table:table-cell>
          <table:table-cell table:formula="of:=([.$B31]-[.D31])/[.$B31]*100" office:value-type="float" office:value="37.2318953685514" calcext:value-type="float">
            <text:p>37.23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6.87" calcext:value-type="float">
            <text:p>596.87</text:p>
          </table:table-cell>
          <table:table-cell office:value-type="float" office:value="420.02" calcext:value-type="float">
            <text:p>420.02</text:p>
          </table:table-cell>
          <table:table-cell office:value-type="float" office:value="413.66" calcext:value-type="float">
            <text:p>413.66</text:p>
          </table:table-cell>
          <table:table-cell table:number-columns-repeated="2"/>
          <table:table-cell table:formula="of:=([.$B32]-[.C32])/[.$B32]*100" office:value-type="float" office:value="29.6295675775294" calcext:value-type="float">
            <text:p>29.630</text:p>
          </table:table-cell>
          <table:table-cell table:formula="of:=([.$B32]-[.D32])/[.$B32]*100" office:value-type="float" office:value="30.6951262418952" calcext:value-type="float">
            <text:p>30.69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27.83" calcext:value-type="float">
            <text:p>4427.83</text:p>
          </table:table-cell>
          <table:table-cell office:value-type="float" office:value="3615.38" calcext:value-type="float">
            <text:p>3615.38</text:p>
          </table:table-cell>
          <table:table-cell office:value-type="float" office:value="3330.71" calcext:value-type="float">
            <text:p>3330.71</text:p>
          </table:table-cell>
          <table:table-cell table:number-columns-repeated="2"/>
          <table:table-cell table:formula="of:=([.$B33]-[.C33])/[.$B33]*100" office:value-type="float" office:value="18.3487170916679" calcext:value-type="float">
            <text:p>18.349</text:p>
          </table:table-cell>
          <table:table-cell table:formula="of:=([.$B33]-[.D33])/[.$B33]*100" office:value-type="float" office:value="24.777825706949" calcext:value-type="float">
            <text:p>24.77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18.58" calcext:value-type="float">
            <text:p>2918.58</text:p>
          </table:table-cell>
          <table:table-cell office:value-type="float" office:value="2654.18" calcext:value-type="float">
            <text:p>2654.18</text:p>
          </table:table-cell>
          <table:table-cell office:value-type="float" office:value="2185.93" calcext:value-type="float">
            <text:p>2185.93</text:p>
          </table:table-cell>
          <table:table-cell table:number-columns-repeated="2"/>
          <table:table-cell table:formula="of:=([.$B34]-[.C34])/[.$B34]*100" office:value-type="float" office:value="9.05920002192848" calcext:value-type="float">
            <text:p>9.059</text:p>
          </table:table-cell>
          <table:table-cell table:formula="of:=([.$B34]-[.D34])/[.$B34]*100" office:value-type="float" office:value="25.1029610289936" calcext:value-type="float">
            <text:p>25.10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85.88" calcext:value-type="float">
            <text:p>2485.88</text:p>
          </table:table-cell>
          <table:table-cell office:value-type="float" office:value="1836.8" calcext:value-type="float">
            <text:p>1836.8</text:p>
          </table:table-cell>
          <table:table-cell office:value-type="float" office:value="1651.85" calcext:value-type="float">
            <text:p>1651.85</text:p>
          </table:table-cell>
          <table:table-cell table:number-columns-repeated="2"/>
          <table:table-cell table:formula="of:=([.$B35]-[.C35])/[.$B35]*100" office:value-type="float" office:value="26.1106730815647" calcext:value-type="float">
            <text:p>26.111</text:p>
          </table:table-cell>
          <table:table-cell table:formula="of:=([.$B35]-[.D35])/[.$B35]*100" office:value-type="float" office:value="33.550694321528" calcext:value-type="float">
            <text:p>33.55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72.68" calcext:value-type="float">
            <text:p>1672.68</text:p>
          </table:table-cell>
          <table:table-cell office:value-type="float" office:value="1415.11" calcext:value-type="float">
            <text:p>1415.11</text:p>
          </table:table-cell>
          <table:table-cell office:value-type="float" office:value="1234.9" calcext:value-type="float">
            <text:p>1234.9</text:p>
          </table:table-cell>
          <table:table-cell table:number-columns-repeated="2"/>
          <table:table-cell table:formula="of:=([.$B36]-[.C36])/[.$B36]*100" office:value-type="float" office:value="15.3986417007437" calcext:value-type="float">
            <text:p>15.399</text:p>
          </table:table-cell>
          <table:table-cell table:formula="of:=([.$B36]-[.D36])/[.$B36]*100" office:value-type="float" office:value="26.1723700887199" calcext:value-type="float">
            <text:p>26.172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stance id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63.13" calcext:value-type="float">
            <text:p>2563.13</text:p>
          </table:table-cell>
          <table:table-cell office:value-type="float" office:value="2016.55" calcext:value-type="float">
            <text:p>2016.55</text:p>
          </table:table-cell>
          <table:table-cell office:value-type="float" office:value="1740.27" calcext:value-type="float">
            <text:p>1740.27</text:p>
          </table:table-cell>
          <table:table-cell table:number-columns-repeated="2"/>
          <table:table-cell table:formula="of:=([.$B39]-[.C39])/[.$B39]*100" office:value-type="float" office:value="21.3247084619196" calcext:value-type="float">
            <text:p>21.325</text:p>
          </table:table-cell>
          <table:table-cell table:formula="of:=([.$B39]-[.D39])/[.$B39]*100" office:value-type="float" office:value="32.1037169398353" calcext:value-type="float">
            <text:p>32.10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51.43" calcext:value-type="float">
            <text:p>2251.43</text:p>
          </table:table-cell>
          <table:table-cell office:value-type="float" office:value="1824.46" calcext:value-type="float">
            <text:p>1824.46</text:p>
          </table:table-cell>
          <table:table-cell office:value-type="float" office:value="1685.75" calcext:value-type="float">
            <text:p>1685.75</text:p>
          </table:table-cell>
          <table:table-cell table:number-columns-repeated="2"/>
          <table:table-cell table:formula="of:=([.$B40]-[.C40])/[.$B40]*100" office:value-type="float" office:value="18.9643915200561" calcext:value-type="float">
            <text:p>18.964</text:p>
          </table:table-cell>
          <table:table-cell table:formula="of:=([.$B40]-[.D40])/[.$B40]*100" office:value-type="float" office:value="25.1253647681696" calcext:value-type="float">
            <text:p>25.12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5.05" calcext:value-type="float">
            <text:p>1985.05</text:p>
          </table:table-cell>
          <table:table-cell office:value-type="float" office:value="1754.01" calcext:value-type="float">
            <text:p>1754.01</text:p>
          </table:table-cell>
          <table:table-cell office:value-type="float" office:value="1439.42" calcext:value-type="float">
            <text:p>1439.42</text:p>
          </table:table-cell>
          <table:table-cell table:number-columns-repeated="2"/>
          <table:table-cell table:formula="of:=([.$B41]-[.C41])/[.$B41]*100" office:value-type="float" office:value="11.6390015364852" calcext:value-type="float">
            <text:p>11.639</text:p>
          </table:table-cell>
          <table:table-cell table:formula="of:=([.$B41]-[.D41])/[.$B41]*100" office:value-type="float" office:value="27.4869650638523" calcext:value-type="float">
            <text:p>27.48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58.82" calcext:value-type="float">
            <text:p>4158.82</text:p>
          </table:table-cell>
          <table:table-cell office:value-type="float" office:value="3688.9" calcext:value-type="float">
            <text:p>3688.9</text:p>
          </table:table-cell>
          <table:table-cell office:value-type="float" office:value="3236.18" calcext:value-type="float">
            <text:p>3236.18</text:p>
          </table:table-cell>
          <table:table-cell table:number-columns-repeated="2"/>
          <table:table-cell table:formula="of:=([.$B42]-[.C42])/[.$B42]*100" office:value-type="float" office:value="11.2993589527799" calcext:value-type="float">
            <text:p>11.299</text:p>
          </table:table-cell>
          <table:table-cell table:formula="of:=([.$B42]-[.D42])/[.$B42]*100" office:value-type="float" office:value="22.1851390538662" calcext:value-type="float">
            <text:p>22.18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20.39" calcext:value-type="float">
            <text:p>3120.39</text:p>
          </table:table-cell>
          <table:table-cell office:value-type="float" office:value="2650.21" calcext:value-type="float">
            <text:p>2650.21</text:p>
          </table:table-cell>
          <table:table-cell office:value-type="float" office:value="2309.4" calcext:value-type="float">
            <text:p>2309.4</text:p>
          </table:table-cell>
          <table:table-cell table:number-columns-repeated="2"/>
          <table:table-cell table:formula="of:=([.$B43]-[.C43])/[.$B43]*100" office:value-type="float" office:value="15.0679882963347" calcext:value-type="float">
            <text:p>15.068</text:p>
          </table:table-cell>
          <table:table-cell table:formula="of:=([.$B43]-[.D43])/[.$B43]*100" office:value-type="float" office:value="25.9900204782095" calcext:value-type="float">
            <text:p>25.99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15-20-30</text:p>
          </table:table-cell>
          <table:table-cell office:value-type="string" calcext:value-type="string">
            <text:p>Makespan</text:p>
          </table:table-cell>
          <table:table-cell table:number-columns-repeated="4"/>
          <table:table-cell office:value-type="string" calcext:value-type="string" table:number-columns-spanned="2" table:number-rows-spanned="1">
            <text:p>Improvement to mfcmTSP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instance id</text:p>
          </table:table-cell>
          <table:table-cell office:value-type="string" calcext:value-type="string">
            <text:p>mfcmTSP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ACO</text:p>
          </table:table-cell>
          <table:table-cell/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AC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0.5" calcext:value-type="float">
            <text:p>410.5</text:p>
          </table:table-cell>
          <table:table-cell office:value-type="float" office:value="292.95" calcext:value-type="float">
            <text:p>292.95</text:p>
          </table:table-cell>
          <table:table-cell office:value-type="float" office:value="240.81" calcext:value-type="float">
            <text:p>240.81</text:p>
          </table:table-cell>
          <table:table-cell table:number-columns-repeated="2"/>
          <table:table-cell table:formula="of:=([.$B50]-[.C50])/[.$B50]*100" office:value-type="float" office:value="28.6358099878197" calcext:value-type="float">
            <text:p>28.636</text:p>
          </table:table-cell>
          <table:table-cell table:formula="of:=([.$B50]-[.D50])/[.$B50]*100" office:value-type="float" office:value="41.3373934226553" calcext:value-type="float">
            <text:p>41.33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2.31" calcext:value-type="float">
            <text:p>382.31</text:p>
          </table:table-cell>
          <table:table-cell office:value-type="float" office:value="314.64" calcext:value-type="float">
            <text:p>314.64</text:p>
          </table:table-cell>
          <table:table-cell office:value-type="float" office:value="230.97" calcext:value-type="float">
            <text:p>230.97</text:p>
          </table:table-cell>
          <table:table-cell table:number-columns-repeated="2"/>
          <table:table-cell table:formula="of:=([.$B51]-[.C51])/[.$B51]*100" office:value-type="float" office:value="17.7002955716565" calcext:value-type="float">
            <text:p>17.700</text:p>
          </table:table-cell>
          <table:table-cell table:formula="of:=([.$B51]-[.D51])/[.$B51]*100" office:value-type="float" office:value="39.585676545212" calcext:value-type="float">
            <text:p>39.58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7.8" calcext:value-type="float">
            <text:p>347.8</text:p>
          </table:table-cell>
          <table:table-cell office:value-type="float" office:value="267.17" calcext:value-type="float">
            <text:p>267.17</text:p>
          </table:table-cell>
          <table:table-cell office:value-type="float" office:value="233.07" calcext:value-type="float">
            <text:p>233.07</text:p>
          </table:table-cell>
          <table:table-cell table:number-columns-repeated="2"/>
          <table:table-cell table:formula="of:=([.$B52]-[.C52])/[.$B52]*100" office:value-type="float" office:value="23.1828637147786" calcext:value-type="float">
            <text:p>23.183</text:p>
          </table:table-cell>
          <table:table-cell table:formula="of:=([.$B52]-[.D52])/[.$B52]*100" office:value-type="float" office:value="32.9873490511788" calcext:value-type="float">
            <text:p>32.98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4.39" calcext:value-type="float">
            <text:p>884.39</text:p>
          </table:table-cell>
          <table:table-cell office:value-type="float" office:value="713.58" calcext:value-type="float">
            <text:p>713.58</text:p>
          </table:table-cell>
          <table:table-cell office:value-type="float" office:value="656.89" calcext:value-type="float">
            <text:p>656.89</text:p>
          </table:table-cell>
          <table:table-cell table:number-columns-repeated="2"/>
          <table:table-cell table:formula="of:=([.$B53]-[.C53])/[.$B53]*100" office:value-type="float" office:value="19.3138773617974" calcext:value-type="float">
            <text:p>19.314</text:p>
          </table:table-cell>
          <table:table-cell table:formula="of:=([.$B53]-[.D53])/[.$B53]*100" office:value-type="float" office:value="25.723945318242" calcext:value-type="float">
            <text:p>25.72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2.01" calcext:value-type="float">
            <text:p>892.01</text:p>
          </table:table-cell>
          <table:table-cell office:value-type="float" office:value="746.38" calcext:value-type="float">
            <text:p>746.38</text:p>
          </table:table-cell>
          <table:table-cell office:value-type="float" office:value="697.84" calcext:value-type="float">
            <text:p>697.84</text:p>
          </table:table-cell>
          <table:table-cell table:number-columns-repeated="2"/>
          <table:table-cell table:formula="of:=([.$B54]-[.C54])/[.$B54]*100" office:value-type="float" office:value="16.3260501563884" calcext:value-type="float">
            <text:p>16.326</text:p>
          </table:table-cell>
          <table:table-cell table:formula="of:=([.$B54]-[.D54])/[.$B54]*100" office:value-type="float" office:value="21.7676931872961" calcext:value-type="float">
            <text:p>21.76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3.18" calcext:value-type="float">
            <text:p>743.18</text:p>
          </table:table-cell>
          <table:table-cell office:value-type="float" office:value="626.25" calcext:value-type="float">
            <text:p>626.25</text:p>
          </table:table-cell>
          <table:table-cell office:value-type="float" office:value="450.92" calcext:value-type="float">
            <text:p>450.92</text:p>
          </table:table-cell>
          <table:table-cell table:number-columns-repeated="2"/>
          <table:table-cell table:formula="of:=([.$B55]-[.C55])/[.$B55]*100" office:value-type="float" office:value="15.7337387981377" calcext:value-type="float">
            <text:p>15.734</text:p>
          </table:table-cell>
          <table:table-cell table:formula="of:=([.$B55]-[.D55])/[.$B55]*100" office:value-type="float" office:value="39.3256007965769" calcext:value-type="float">
            <text:p>39.32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5.17" calcext:value-type="float">
            <text:p>465.17</text:p>
          </table:table-cell>
          <table:table-cell office:value-type="float" office:value="403.18" calcext:value-type="float">
            <text:p>403.18</text:p>
          </table:table-cell>
          <table:table-cell office:value-type="float" office:value="365.53" calcext:value-type="float">
            <text:p>365.53</text:p>
          </table:table-cell>
          <table:table-cell table:number-columns-repeated="2"/>
          <table:table-cell table:formula="of:=([.$B56]-[.C56])/[.$B56]*100" office:value-type="float" office:value="13.3263108111013" calcext:value-type="float">
            <text:p>13.326</text:p>
          </table:table-cell>
          <table:table-cell table:formula="of:=([.$B56]-[.D56])/[.$B56]*100" office:value-type="float" office:value="21.4201259754498" calcext:value-type="float">
            <text:p>21.42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30.43" calcext:value-type="float">
            <text:p>4230.43</text:p>
          </table:table-cell>
          <table:table-cell office:value-type="float" office:value="3479.43" calcext:value-type="float">
            <text:p>3479.43</text:p>
          </table:table-cell>
          <table:table-cell office:value-type="float" office:value="3289.03" calcext:value-type="float">
            <text:p>3289.03</text:p>
          </table:table-cell>
          <table:table-cell table:number-columns-repeated="2"/>
          <table:table-cell table:formula="of:=([.$B57]-[.C57])/[.$B57]*100" office:value-type="float" office:value="17.7523325052063" calcext:value-type="float">
            <text:p>17.752</text:p>
          </table:table-cell>
          <table:table-cell table:formula="of:=([.$B57]-[.D57])/[.$B57]*100" office:value-type="float" office:value="22.2530570178445" calcext:value-type="float">
            <text:p>22.25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31.93" calcext:value-type="float">
            <text:p>2931.93</text:p>
          </table:table-cell>
          <table:table-cell office:value-type="float" office:value="2568.95" calcext:value-type="float">
            <text:p>2568.95</text:p>
          </table:table-cell>
          <table:table-cell office:value-type="float" office:value="2240.49" calcext:value-type="float">
            <text:p>2240.49</text:p>
          </table:table-cell>
          <table:table-cell table:number-columns-repeated="2"/>
          <table:table-cell table:formula="of:=([.$B58]-[.C58])/[.$B58]*100" office:value-type="float" office:value="12.380241001661" calcext:value-type="float">
            <text:p>12.380</text:p>
          </table:table-cell>
          <table:table-cell table:formula="of:=([.$B58]-[.D58])/[.$B58]*100" office:value-type="float" office:value="23.5831005515139" calcext:value-type="float">
            <text:p>23.58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92.32" calcext:value-type="float">
            <text:p>2192.32</text:p>
          </table:table-cell>
          <table:table-cell office:value-type="float" office:value="1719.31" calcext:value-type="float">
            <text:p>1719.31</text:p>
          </table:table-cell>
          <table:table-cell office:value-type="float" office:value="1554.9" calcext:value-type="float">
            <text:p>1554.9</text:p>
          </table:table-cell>
          <table:table-cell table:number-columns-repeated="2"/>
          <table:table-cell table:formula="of:=([.$B59]-[.C59])/[.$B59]*100" office:value-type="float" office:value="21.575773609692" calcext:value-type="float">
            <text:p>21.576</text:p>
          </table:table-cell>
          <table:table-cell table:formula="of:=([.$B59]-[.D59])/[.$B59]*100" office:value-type="float" office:value="29.0751350167859" calcext:value-type="float">
            <text:p>29.07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90.39" calcext:value-type="float">
            <text:p>1590.39</text:p>
          </table:table-cell>
          <table:table-cell office:value-type="float" office:value="1345.7" calcext:value-type="float">
            <text:p>1345.7</text:p>
          </table:table-cell>
          <table:table-cell office:value-type="float" office:value="1140.61" calcext:value-type="float">
            <text:p>1140.61</text:p>
          </table:table-cell>
          <table:table-cell table:number-columns-repeated="2"/>
          <table:table-cell table:formula="of:=([.$B60]-[.C60])/[.$B60]*100" office:value-type="float" office:value="15.3855343657845" calcext:value-type="float">
            <text:p>15.386</text:p>
          </table:table-cell>
          <table:table-cell table:formula="of:=([.$B60]-[.D60])/[.$B60]*100" office:value-type="float" office:value="28.2811134375845" calcext:value-type="float">
            <text:p>28.281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stance id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41.62" calcext:value-type="float">
            <text:p>2541.62</text:p>
          </table:table-cell>
          <table:table-cell office:value-type="float" office:value="1925.21" calcext:value-type="float">
            <text:p>1925.21</text:p>
          </table:table-cell>
          <table:table-cell office:value-type="float" office:value="1673.56" calcext:value-type="float">
            <text:p>1673.56</text:p>
          </table:table-cell>
          <table:table-cell table:number-columns-repeated="2"/>
          <table:table-cell table:formula="of:=([.$B63]-[.C63])/[.$B63]*100" office:value-type="float" office:value="24.2526420157223" calcext:value-type="float">
            <text:p>24.253</text:p>
          </table:table-cell>
          <table:table-cell table:formula="of:=([.$B63]-[.D63])/[.$B63]*100" office:value-type="float" office:value="34.1538074141689" calcext:value-type="float">
            <text:p>34.15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95.28" calcext:value-type="float">
            <text:p>2295.28</text:p>
          </table:table-cell>
          <table:table-cell office:value-type="float" office:value="1775.95" calcext:value-type="float">
            <text:p>1775.95</text:p>
          </table:table-cell>
          <table:table-cell office:value-type="float" office:value="1631.91" calcext:value-type="float">
            <text:p>1631.91</text:p>
          </table:table-cell>
          <table:table-cell table:number-columns-repeated="2"/>
          <table:table-cell table:formula="of:=([.$B64]-[.C64])/[.$B64]*100" office:value-type="float" office:value="22.6259976996271" calcext:value-type="float">
            <text:p>22.626</text:p>
          </table:table-cell>
          <table:table-cell table:formula="of:=([.$B64]-[.D64])/[.$B64]*100" office:value-type="float" office:value="28.9014847861699" calcext:value-type="float">
            <text:p>28.90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60.61" calcext:value-type="float">
            <text:p>1860.61</text:p>
          </table:table-cell>
          <table:table-cell office:value-type="float" office:value="1635.92" calcext:value-type="float">
            <text:p>1635.92</text:p>
          </table:table-cell>
          <table:table-cell office:value-type="float" office:value="1442.04" calcext:value-type="float">
            <text:p>1442.04</text:p>
          </table:table-cell>
          <table:table-cell table:number-columns-repeated="2"/>
          <table:table-cell table:formula="of:=([.$B65]-[.C65])/[.$B65]*100" office:value-type="float" office:value="12.0761470700469" calcext:value-type="float">
            <text:p>12.076</text:p>
          </table:table-cell>
          <table:table-cell table:formula="of:=([.$B65]-[.D65])/[.$B65]*100" office:value-type="float" office:value="22.4963855939719" calcext:value-type="float">
            <text:p>22.49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40.46" calcext:value-type="float">
            <text:p>4040.46</text:p>
          </table:table-cell>
          <table:table-cell office:value-type="float" office:value="3580.05" calcext:value-type="float">
            <text:p>3580.05</text:p>
          </table:table-cell>
          <table:table-cell office:value-type="float" office:value="3184.05" calcext:value-type="float">
            <text:p>3184.05</text:p>
          </table:table-cell>
          <table:table-cell table:number-columns-repeated="2"/>
          <table:table-cell table:formula="of:=([.$B66]-[.C66])/[.$B66]*100" office:value-type="float" office:value="11.3949896793929" calcext:value-type="float">
            <text:p>11.395</text:p>
          </table:table-cell>
          <table:table-cell table:formula="of:=([.$B66]-[.D66])/[.$B66]*100" office:value-type="float" office:value="21.195853937423" calcext:value-type="float">
            <text:p>21.19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78.58" calcext:value-type="float">
            <text:p>2878.58</text:p>
          </table:table-cell>
          <table:table-cell office:value-type="float" office:value="2481.73" calcext:value-type="float">
            <text:p>2481.73</text:p>
          </table:table-cell>
          <table:table-cell office:value-type="float" office:value="2175.98" calcext:value-type="float">
            <text:p>2175.98</text:p>
          </table:table-cell>
          <table:table-cell table:number-columns-repeated="2"/>
          <table:table-cell table:formula="of:=([.$B67]-[.C67])/[.$B67]*100" office:value-type="float" office:value="13.7863113062691" calcext:value-type="float">
            <text:p>13.786</text:p>
          </table:table-cell>
          <table:table-cell table:formula="of:=([.$B67]-[.D67])/[.$B67]*100" office:value-type="float" office:value="24.4078677681357" calcext:value-type="float">
            <text:p>24.40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17:53:12.942413162</meta:creation-date>
    <meta:generator>LibreOffice/7.6.7.2$Linux_X86_64 LibreOffice_project/60$Build-2</meta:generator>
    <dc:date>2024-08-21T18:13:23.118887939</dc:date>
    <meta:editing-duration>PT20M3S</meta:editing-duration>
    <meta:editing-cycles>17</meta:editing-cycles>
    <meta:document-statistic meta:table-count="1" meta:cell-count="324" meta:object-count="0"/>
  </office:meta>
</office:document-meta>
</file>